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1"/>
    <style:style style:name="P36" style:family="paragraph" style:parent-style-name="Standard" style:list-style-name="L3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5:</text:p>
      <text:list xml:id="list5760153371517879580" text:style-name="L31">
        <text:list-item>
          <text:p text:style-name="P3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316003719878574250" text:style-name="L1">
        <text:list-item>
          <text:p text:style-name="P6">Fixed error in new dropped reading detection logic when light curve was processed in field mode.<text:line-break/></text:p>
        </text:list-item>
        <text:list-item>
          <text:p text:style-name="P6">Cleaned up some language in tooltips.<text:line-break/></text:p>
        </text:list-item>
      </text:list>
      <text:p text:style-name="Standard">version 3.1.3:</text:p>
      <text:list xml:id="list4072733192636066762" text:style-name="L2">
        <text:list-item>
          <text:p text:style-name="P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Eliminated the 'entry num' column in the data matrix at the lower left of the GUI. The 'entry num' is unused and a possible source of confusion with the frame or field number for the unwary.<text:line-break/></text:p>
        </text:list-item>
        <text:list-item>
          <text:p text:style-name="P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9132073386185485373" text:style-name="L3">
        <text:list-item>
          <text:p text:style-name="P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916603118739908901" text:style-name="L4">
        <text:list-item>
          <text:p text:style-name="P9">A convenient way to search for a 'solution' is to set a min and max event size rather than mark D and R regions. <text:s/>This is particularly useful in low snr <text:soft-page-break/>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404873377393747443" text:style-name="L5">
        <text:list-item>
          <text:p text:style-name="P1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421071021962139204" text:style-name="L6">
        <text:list-item>
          <text:p text:style-name="P1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886055924572245529" text:style-name="L7">
        <text:list-item>
          <text:p text:style-name="P1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152569983988671877" text:style-name="L8">
        <text:list-item>
          <text:p text:style-name="P1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352547815482484990" text:style-name="L9">
        <text:list-item>
          <text:p text:style-name="P14">We now disable the Accept integration button on the first left click in the light curve. <text:s/>As such a click removes the color bars that result from the automatic block integration analysis, it seems intuitive to disable the Accept integration <text:soft-page-break/>button at that time as well.<text:line-break/></text:p>
        </text:list-item>
      </text:list>
      <text:p text:style-name="Standard">version 2.1.5:</text:p>
      <text:list xml:id="list306085569631500356" text:style-name="L10">
        <text:list-item>
          <text:p text:style-name="P15">Disable the Accept integration button when user overrides an automatic block analysis with a manual block selection followed by a click on the Block integrate button.<text:line-break/></text:p>
        </text:list-item>
      </text:list>
      <text:p text:style-name="Standard">version 2.1.4:</text:p>
      <text:list xml:id="list2996960838000381250" text:style-name="L11">
        <text:list-item>
          <text:p text:style-name="P16">Corrected a bug that kept manual selection of block integration from being performed after a refusal to accept the automatic block analysis results.<text:line-break/></text:p>
        </text:list-item>
      </text:list>
      <text:p text:style-name="Standard">version 2.1.3:</text:p>
      <text:list xml:id="list1845147461141322319" text:style-name="L12">
        <text:list-item>
          <text:p text:style-name="P1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304802431476971083" text:style-name="L13">
        <text:list-item>
          <text:p text:style-name="P1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435303435857425967" text:style-name="L14">
        <text:list-item>
          <text:p text:style-name="P19">Added progress bar tracking of block integration analysis because it can take an extended amount of time to complete the analysis when the light curve has many points.<text:line-break/></text:p>
        </text:list-item>
      </text:list>
      <text:p text:style-name="Standard">version 2.1.0</text:p>
      <text:list xml:id="list7524042665100031735" text:style-name="L15">
        <text:list-item>
          <text:p text:style-name="P2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527136755496433252" text:style-name="L16">
        <text:list-item>
          <text:p text:style-name="P21">Made the selection of Tooltip display 'sticky'</text:p>
        </text:list-item>
        <text:list-item>
          <text:p text:style-name="P21">Duration calculation when D and R span midnight now handled correctly</text:p>
        </text:list-item>
      </text:list>
      <text:p text:style-name="Standard"/>
      <text:p text:style-name="Standard">version 2.0.8</text:p>
      <text:list xml:id="list7305961708861969589" text:style-name="L17">
        <text:list-item>
          <text:p text:style-name="P22">toolTips changed to invoke and display in a custom dialog box that can be moved and resized to better accommodate legacy displays</text:p>
        </text:list-item>
        <text:list-item>
          <text:p text:style-name="P22">Calc flash timing calculation fixed to properly deal with the non-integer frame numbers that can result from field processed csv files</text:p>
        </text:list-item>
        <text:list-item>
          <text:p text:style-name="P22">Flash timing has been verified to work with integrated light curves</text:p>
        </text:list-item>
        <text:list-item>
          <text:p text:style-name="P22">Made block integration 'sticky' in that a 'Start over' no longer undoes a previous block integration. As a result, once block integration has been performed after a file read, it cannot be done again; a reread of the original file is now required.<text:line-break/><text:soft-pag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5705147833309715413" text:style-name="L18">
        <text:list-item>
          <text:p text:style-name="P23">Adds a button to calculate the edge position of an LED timing flash.</text:p>
        </text:list-item>
        <text:list-item>
          <text:p text:style-name="P2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3">Adds a checkbox to force manual entry of timestamp info. <text:s/>This is useful when OCR on a VTI timed light curve has catastrophic errors. <text:s/>It is always employed when using LED flash timing.</text:p>
        </text:list-item>
      </text:list>
      <text:list xml:id="list3856941537299138958" text:style-name="L19">
        <text:list-item>
          <text:p text:style-name="P2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728391337966424056" text:style-name="L20">
        <text:list-item>
          <text:p text:style-name="P2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002926298632019672" text:style-name="L21">
        <text:list-item>
          <text:p text:style-name="P26">files generated by pyote now contain PYOTE in the filename.<text:line-break/></text:p>
        </text:list-item>
        <text:list-item>
          <text:p text:style-name="P2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77670734102632327" text:style-name="L22">
        <text:list-item>
          <text:p text:style-name="P2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519356890399724814" text:style-name="L23">
        <text:list-item>
          <text:p text:style-name="P2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text:soft-page-break/></text:p>
      <text:p text:style-name="Standard">version 2.0.2</text:p>
      <text:list xml:id="list2498685301405716241" text:style-name="L24">
        <text:list-item>
          <text:p text:style-name="P2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150877868045661144" text:style-name="L25">
        <text:list-item>
          <text:p text:style-name="P30">improved handling of D and R region selection so that one cannot enter an invalid configuration --- automatic corrections/changes are applied.<text:line-break/></text:p>
        </text:list-item>
        <text:list-item>
          <text:p text:style-name="P3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465736072774530841" text:style-name="L26">
        <text:list-item>
          <text:p text:style-name="P31">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041952669968965991" text:style-name="L27">
        <text:list-item>
          <text:p text:style-name="P3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875563626430921655" text:style-name="L28">
        <text:list-item>
          <text:p text:style-name="P3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864051530451244863" text:style-name="L29">
        <text:list-item>
          <text:p text:style-name="P3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5346234822855871996" text:style-name="L30">
        <text:list-item>
          <text:p text:style-name="P36">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1T15:23:04</dc:date>
    <meta:editing-cycles>52</meta:editing-cycles>
    <meta:editing-duration>PT17H48M20S</meta:editing-duration>
    <meta:document-statistic meta:table-count="0" meta:image-count="2" meta:object-count="0" meta:page-count="7" meta:paragraph-count="98" meta:word-count="2770" meta:character-count="16420"/>
    <meta:template xlink:type="simple" xlink:actuate="onRequest" xlink:title="" xlink:href="Normal"/>
  </office:meta>
</office:document-meta>
</file>